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23e566" officeooo:paragraph-rsid="0023e566"/>
    </style:style>
    <style:style style:name="P2" style:family="paragraph" style:parent-style-name="Preformatted_20_Text">
      <style:paragraph-properties fo:margin-top="0cm" fo:margin-bottom="0.499cm" loext:contextual-spacing="false"/>
      <style:text-properties fo:color="#000000" style:font-name="Consolas" fo:font-size="9pt"/>
    </style:style>
    <style:style style:name="P3" style:family="paragraph" style:parent-style-name="Preformatted_20_Text">
      <style:text-properties fo:color="#000000"/>
    </style:style>
    <style:style style:name="P4" style:family="paragraph" style:parent-style-name="Preformatted_20_Text">
      <style:text-properties fo:color="#000000" style:font-name="Consolas" fo:font-size="9pt"/>
    </style:style>
    <style:style style:name="P5" style:family="paragraph" style:parent-style-name="Preformatted_20_Text">
      <style:text-properties fo:color="#808080" style:font-name="Consolas" fo:font-size="9pt" fo:font-style="italic"/>
    </style:style>
    <style:style style:name="T1" style:family="text">
      <style:text-properties fo:font-style="italic"/>
    </style:style>
    <style:style style:name="T2" style:family="text">
      <style:text-properties fo:color="#0000ff" fo:font-weight="bold"/>
    </style:style>
    <style:style style:name="T3" style:family="text">
      <style:text-properties fo:color="#0000ff" style:font-name="Consolas" fo:font-size="9pt" fo:font-weight="bold"/>
    </style:style>
    <style:style style:name="T4" style:family="text">
      <style:text-properties fo:color="#008000"/>
    </style:style>
    <style:style style:name="T5" style:family="text">
      <style:text-properties fo:color="#008000" fo:font-weight="bold"/>
    </style:style>
    <style:style style:name="T6" style:family="text">
      <style:text-properties fo:color="#008000" style:font-name="Consolas" fo:font-size="9pt" fo:font-weight="bold"/>
    </style:style>
    <style:style style:name="T7" style:family="text">
      <style:text-properties fo:color="#000080"/>
    </style:style>
    <style:style style:name="T8" style:family="text">
      <style:text-properties fo:color="#000080" fo:font-weight="bold"/>
    </style:style>
    <style:style style:name="T9" style:family="text">
      <style:text-properties fo:color="#000080" style:font-name="Consolas" fo:font-size="9pt" fo:font-weight="bold"/>
    </style:style>
    <style:style style:name="T10" style:family="text">
      <style:text-properties fo:color="#660e7a" fo:font-weight="bold"/>
    </style:style>
    <style:style style:name="T11" style:family="text">
      <style:text-properties fo:color="#660e7a" style:font-name="Consolas" fo:font-size="9pt" fo:font-weight="bold"/>
    </style:style>
    <style:style style:name="T12" style:family="text">
      <style:text-properties style:font-name="Consolas" fo:font-size="9pt"/>
    </style:style>
    <style:style style:name="T13" style:family="text">
      <style:text-properties style:font-name="Consolas" fo:font-size="9pt" officeooo:rsid="00206732"/>
    </style:style>
    <style:style style:name="T14" style:family="text">
      <style:text-properties style:font-name="Consolas" fo:font-size="9pt" officeooo:rsid="0020ea86"/>
    </style:style>
    <style:style style:name="T15" style:family="text">
      <style:text-properties style:font-name="Consolas" fo:font-size="9pt" officeooo:rsid="00211744"/>
    </style:style>
    <style:style style:name="T16" style:family="text">
      <style:text-properties style:font-name="Consolas" fo:font-size="9pt" officeooo:rsid="0022fc14"/>
    </style:style>
    <style:style style:name="T17" style:family="text">
      <style:text-properties fo:color="#808080"/>
    </style:style>
    <style:style style:name="T18" style:family="text">
      <style:text-properties fo:color="#808080" style:font-name="Consolas" fo:font-size="9pt" fo:font-style="italic"/>
    </style:style>
    <style:style style:name="T19" style:family="text">
      <style:text-properties officeooo:rsid="002434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&lt;?</text:span><text:span text:style-name="T2">xml version</text:span><text:span text:style-name="T5">="1.0" </text:span><text:span text:style-name="T2">encoding</text:span><text:span text:style-name="T5">="utf-8"</text:span><text:span text:style-name="T1">?&gt;</text:span></text:p>
      <text:p text:style-name="P4">&lt;<text:span text:style-name="T8">manifest </text:span><text:span text:style-name="T2">xmlns:</text:span><text:span text:style-name="T10">android</text:span><text:span text:style-name="T5">="http://schemas.android.com/apk/res/android"</text:span></text:p>
      <text:p text:style-name="P3"><text:span text:style-name="T4"><text:s text:c="8"/></text:span><text:span text:style-name="T3">package</text:span><text:span text:style-name="T6">="com.aimicor.sunthumbs"</text:span><text:span text:style-name="T12">&gt;</text:span></text:p>
      <text:p text:style-name="P5">&lt;!-- <text:s text:c="3"/>hardware permissions go here e.g bluetooth, internet etc --&gt;</text:p>
      <text:p text:style-name="P3"><text:span text:style-name="T17"><text:s text:c="4"/></text:span><text:span text:style-name="T12">&lt;</text:span><text:span text:style-name="T9">uses-permission </text:span><text:span text:style-name="T11">android</text:span><text:span text:style-name="T3">:name</text:span><text:span text:style-name="T6">="android.permission.INTERNET" </text:span><text:span text:style-name="T12">/&gt;</text:span></text:p>
      <text:p text:style-name="P3"><text:s text:c="4"/></text:p>
      <text:p text:style-name="P5">&lt;!-- <text:s text:c="3"/>information about the applcation--&gt;</text:p>
      <text:p text:style-name="P3"><text:span text:style-name="T17"><text:s text:c="4"/></text:span><text:span text:style-name="T12">&lt;</text:span><text:span text:style-name="T9">application</text:span></text:p>
      <text:p text:style-name="P5">&lt;!-- <text:s text:c="11"/>backs up any memory --&gt;</text:p>
      <text:p text:style-name="P3"><text:span text:style-name="T17"><text:s text:c="12"/></text:span><text:span text:style-name="T12">android:allowBackup="false" </text:span><text:span text:style-name="T13">back up any memory including cache data if you unistall / reinstall </text:span></text:p>
      <text:p text:style-name="P3"><text:s text:c="12"/><text:span text:style-name="T12">android:icon="@mipmap/ic_launcher" //</text:span><text:span text:style-name="T14">refers to png files or a suite of files </text:span><text:span text:style-name="T15">(not round)</text:span></text:p>
      <text:p text:style-name="P3"><text:s text:c="12"/><text:span text:style-name="T12">android:label="@string/app_name" //</text:span><text:span text:style-name="T15">name of the app</text:span></text:p>
      <text:p text:style-name="P3"><text:s text:c="12"/><text:span text:style-name="T12">android:roundIcon="@mipmap/ic_launcher_round" </text:span><text:span text:style-name="T14">graphic icon information – launcher </text:span></text:p>
      <text:p text:style-name="P3"><text:s text:c="12"/><text:span text:style-name="T12">android:supportsRtl="true" </text:span><text:span text:style-name="T14"># supports arabic and hebrew</text:span></text:p>
      <text:p text:style-name="P3"><text:s text:c="12"/><text:span text:style-name="T12">android:theme="@style/AppTheme"&gt; </text:span><text:span text:style-name="T14">setting colours for the app and the style </text:span></text:p>
      <text:p text:style-name="P3"><text:s text:c="8"/><text:span text:style-name="T18">&lt;!-- Main Activity --&gt;</text:span></text:p>
      <text:p text:style-name="P3"><text:span text:style-name="T17"><text:s text:c="8"/></text:span><text:span text:style-name="T12">&lt;</text:span><text:span text:style-name="T9">activity </text:span><text:span text:style-name="T11">android</text:span><text:span text:style-name="T3">:name</text:span><text:span text:style-name="T6">=".MainActivity"</text:span><text:span text:style-name="T12">&gt;</text:span></text:p>
      <text:p text:style-name="P3"><text:s text:c="12"/><text:span text:style-name="T12">&lt;</text:span><text:span text:style-name="T9">intent-filter</text:span><text:span text:style-name="T12">&gt;</text:span></text:p>
      <text:p text:style-name="P3"><text:s text:c="16"/><text:span text:style-name="T12">&lt;</text:span><text:span text:style-name="T9">action </text:span><text:span text:style-name="T11">android</text:span><text:span text:style-name="T3">:name</text:span><text:span text:style-name="T6">="android.intent.action.MAIN" </text:span><text:span text:style-name="T12">/&gt; </text:span><text:span text:style-name="T16">instructions on how to launch this activity. This one is the first one of the two activities.</text:span></text:p>
      <text:p text:style-name="P3"><text:s text:c="16"/><text:span text:style-name="T12">&lt;</text:span><text:span text:style-name="T9">action </text:span><text:span text:style-name="T11">android</text:span><text:span text:style-name="T3">:name</text:span><text:span text:style-name="T6">="android.intent.action.VIEW" </text:span><text:span text:style-name="T12">/&gt;</text:span></text:p>
      <text:p text:style-name="P3"><text:s text:c="16"/><text:span text:style-name="T12">&lt;</text:span><text:span text:style-name="T9">category </text:span><text:span text:style-name="T11">android</text:span><text:span text:style-name="T3">:name</text:span><text:span text:style-name="T6">="android.intent.category.LAUNCHER" </text:span><text:span text:style-name="T12">/&gt;</text:span></text:p>
      <text:p text:style-name="P3"><text:s text:c="12"/><text:span text:style-name="T12">&lt;/</text:span><text:span text:style-name="T9">intent-filter</text:span><text:span text:style-name="T12">&gt;</text:span></text:p>
      <text:p text:style-name="P3"><text:s text:c="8"/><text:span text:style-name="T12">&lt;/</text:span><text:span text:style-name="T9">activity</text:span><text:span text:style-name="T12">&gt;</text:span></text:p>
      <text:p text:style-name="P3"><text:s text:c="8"/><text:span text:style-name="T18">&lt;!-- Edit Photo Activity --&gt;</text:span></text:p>
      <text:p text:style-name="P3"><text:span text:style-name="T17"><text:s text:c="8"/></text:span><text:span text:style-name="T12">&lt;</text:span><text:span text:style-name="T9">activity</text:span></text:p>
      <text:p text:style-name="P3"><text:span text:style-name="T7"><text:s text:c="16"/></text:span><text:span text:style-name="T11">android</text:span><text:span text:style-name="T3">:name</text:span><text:span text:style-name="T6">=".DetailActivity"</text:span></text:p>
      <text:p text:style-name="P3"><text:span text:style-name="T4"><text:s text:c="16"/></text:span><text:span text:style-name="T11">android</text:span><text:span text:style-name="T3">:label</text:span><text:span text:style-name="T6">="@string/title_activity_detail" </text:span><text:span text:style-name="T12">/&gt;</text:span></text:p>
      <text:p text:style-name="P3"><text:s text:c="4"/><text:span text:style-name="T12">&lt;/</text:span><text:span text:style-name="T9">application</text:span><text:span text:style-name="T12">&gt;</text:span></text:p>
      <text:p text:style-name="P2">&lt;/<text:span text:style-name="T8">manifest</text:span>&gt;</text:p>
      <text:p text:style-name="P1">constraint layout – it allows you to edit new image layouts <text:s/><text:span text:style-name="T19">android constraint layout Rebecca frank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9:22:44.972000000</meta:creation-date>
    <meta:generator>LibreOffice/5.1.1.3$Windows_x86 LibreOffice_project/89f508ef3ecebd2cfb8e1def0f0ba9a803b88a6d</meta:generator>
    <dc:date>2020-01-11T14:41:41.666000000</dc:date>
    <meta:editing-duration>PT15M34S</meta:editing-duration>
    <meta:editing-cycles>1</meta:editing-cycles>
    <meta:document-statistic meta:table-count="0" meta:image-count="0" meta:object-count="0" meta:page-count="1" meta:paragraph-count="30" meta:word-count="147" meta:character-count="1650" meta:non-whitespace-character-count="1274"/>
  </office:meta>
</office:document-meta>
</file>